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4516in"/>
    </style:style>
    <style:style style:name="co2" style:family="table-column">
      <style:table-column-properties fo:break-before="auto" style:column-width="1.2016in"/>
    </style:style>
    <style:style style:name="co3" style:family="table-column">
      <style:table-column-properties fo:break-before="auto" style:column-width="2.3811in"/>
    </style:style>
    <style:style style:name="co4" style:family="table-column">
      <style:table-column-properties fo:break-before="auto" style:column-width="0.8925in"/>
    </style:style>
    <style:style style:name="co5" style:family="table-column">
      <style:table-column-properties fo:break-before="auto" style:column-width="3.048in"/>
    </style:style>
    <style:style style:name="co6" style:family="table-column">
      <style:table-column-properties fo:break-before="auto" style:column-width="3.9217in"/>
    </style:style>
    <style:style style:name="co7" style:family="table-column">
      <style:table-column-properties fo:break-before="auto" style:column-width="0.4299in"/>
    </style:style>
    <style:style style:name="co8" style:family="table-column">
      <style:table-column-properties fo:break-before="auto" style:column-width="1.5063in"/>
    </style:style>
    <style:style style:name="co9" style:family="table-column">
      <style:table-column-properties fo:break-before="auto" style:column-width="2.7437in"/>
    </style:style>
    <style:style style:name="co10" style:family="table-column">
      <style:table-column-properties fo:break-before="auto" style:column-width="0.8717in"/>
    </style:style>
    <style:style style:name="co11" style:family="table-column">
      <style:table-column-properties fo:break-before="auto" style:column-width="3.4866in"/>
    </style:style>
    <style:style style:name="co12" style:family="table-column">
      <style:table-column-properties fo:break-before="auto" style:column-width="3.5299in"/>
    </style:style>
    <style:style style:name="ro1" style:family="table-row">
      <style:table-row-properties style:row-height="0.1965in" fo:break-before="auto" style:use-optimal-row-height="false"/>
    </style:style>
    <style:style style:name="ro2" style:family="table-row">
      <style:table-row-properties style:row-height="0.2898in" fo:break-before="auto" style:use-optimal-row-height="false"/>
    </style:style>
    <style:style style:name="ro3" style:family="table-row">
      <style:table-row-properties style:row-height="1.109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3937in" fo:break-before="auto" style:use-optimal-row-height="false"/>
    </style:style>
    <style:style style:name="ro10" style:family="table-row">
      <style:table-row-properties style:row-height="0.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style>
    <style:style style:name="ce2" style:family="table-cell" style:parent-style-name="Default">
      <style:table-cell-properties fo:background-color="#ffcc99" style:text-align-source="fix" style:repeat-content="false" fo:wrap-option="wrap" style:vertical-align="top"/>
      <style:paragraph-properties fo:text-align="center"/>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fo:background-color="#ffcc99" style:text-align-source="fix" style:repeat-content="false" fo:wrap-option="wrap" style:vertical-align="top"/>
      <style:paragraph-properties fo:text-align="start"/>
    </style:style>
    <style:style style:name="ce5" style:family="table-cell" style:parent-style-name="Default">
      <style:table-cell-properties fo:background-color="#ffcc99" style:text-align-source="fix" style:repeat-content="false" style:vertical-align="top"/>
      <style:paragraph-properties fo:text-align="justify"/>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line-through-mode="continuous" style:font-name-asian="DejaVu Sans" style:font-size-asian="10pt" style:language-asian="en" style:country-asian="US" style:font-style-asian="normal" style:font-weight-asian="normal" style:font-name-complex="Calibri" style:font-size-complex="10pt" style:language-complex="en" style:country-complex="US" style:font-style-complex="normal" style:font-weight-complex="normal" style:text-emphasize="none" style:font-relief="none"/>
    </style:style>
    <style:style style:name="ce6" style:family="table-cell" style:parent-style-name="Default">
      <style:table-cell-properties style:text-align-source="fix" style:repeat-content="false" fo:wrap-option="wrap" style:vertical-align="top"/>
      <style:paragraph-properties fo:text-align="center"/>
      <style:text-properties fo:color="#808000"/>
    </style:style>
    <style:style style:name="ce7" style:family="table-cell" style:parent-style-name="Default">
      <style:table-cell-properties style:text-align-source="fix" style:repeat-content="false" fo:wrap-option="no-wrap" style:vertical-align="top"/>
      <style:paragraph-properties fo:text-align="start"/>
      <style:text-properties fo:font-weight="bold" style:font-weight-asian="bold" style:font-weight-complex="bold"/>
    </style:style>
    <style:style style:name="ce8" style:family="table-cell" style:parent-style-name="Default">
      <style:table-cell-properties style:text-align-source="fix" style:repeat-content="false" fo:wrap-option="no-wrap" style:vertical-align="top"/>
      <style:paragraph-properties fo:text-align="start"/>
    </style:style>
    <style:style style:name="ce9" style:family="table-cell" style:parent-style-name="Default">
      <style:table-cell-properties fo:background-color="#ffcc99" style:text-align-source="fix" style:repeat-content="false" fo:wrap-option="wrap" style:vertical-align="top"/>
      <style:paragraph-properties fo:text-align="center"/>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line-through-mode="continuous" style:font-name-asian="DejaVu Sans" style:font-size-asian="10pt" style:language-asian="en" style:country-asian="US" style:font-style-asian="normal" style:font-weight-asian="normal" style:font-name-complex="Calibri" style:font-size-complex="10pt" style:language-complex="en" style:country-complex="US" style:font-style-complex="normal" style:font-weight-complex="normal" style:text-emphasize="none" style:font-relief="none"/>
    </style:style>
    <style:style style:name="ce10" style:family="table-cell" style:parent-style-name="Default">
      <style:text-properties style:font-name="Liberation Sans" fo:font-weight="bold" style:font-name-asian="DejaVu Sans" style:font-weight-asian="bold" style:font-name-complex="DejaVu Sans" style:font-weight-complex="bold"/>
    </style:style>
    <style:style style:name="T1" style:family="text">
      <style:text-properties style:text-underline-style="solid" style:text-underline-width="auto" style:text-underline-color="font-color"/>
    </style:style>
  </office:automatic-styles>
  <office:body>
    <office:spreadsheet>
      <table:table table:name="SERVO"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4" table:number-columns-repeated="250" table:default-cell-style-name="ce3"/>
        <table:table-row table:style-name="ro1">
          <table:table-cell table:number-columns-repeated="256"/>
        </table:table-row>
        <table:table-row table:style-name="ro2">
          <table:table-cell table:style-name="ce2" office:value-type="string">
            <text:p><text:s text:c="3"/>#</text:p>
          </table:table-cell>
          <table:table-cell table:style-name="ce4" office:value-type="string">
            <text:p>ALARM NAME</text:p>
          </table:table-cell>
          <table:table-cell table:style-name="ce4" office:value-type="string">
            <text:p>DESCRIPTION</text:p>
          </table:table-cell>
          <table:table-cell table:style-name="ce4" office:value-type="string">
            <text:p>ALARM</text:p>
          </table:table-cell>
          <table:table-cell table:style-name="ce5" office:value-type="string">
            <text:p>SCENARIO DURING THE ALARM</text:p>
          </table:table-cell>
          <table:table-cell table:style-name="ce4" office:value-type="string">
            <text:p>ACTION TO BE TAKEN BY CMS</text:p>
          </table:table-cell>
          <table:table-cell table:style-name="ce4" table:number-columns-repeated="250"/>
        </table:table-row>
        <table:table-row table:style-name="ro3">
          <table:table-cell office:value-type="float" office:value="1">
            <text:p>1</text:p>
          </table:table-cell>
          <table:table-cell office:value-type="string">
            <text:p>Elevation Brakes</text:p>
          </table:table-cell>
          <table:table-cell office:value-type="string">
            <text:p><text:s/>Servo system has applied elevation drive brakes</text:p>
          </table:table-cell>
          <table:table-cell office:value-type="string">
            <text:p>Critical</text:p>
          </table:table-cell>
          <table:table-cell office:value-type="string">
            <text:p>This alarm occurs when the servo system detects some problem in the elevation drive system. </text:p>
          </table:table-cell>
          <table:table-cell office:value-type="string">
            <text:p>Alarm is raised by CMS. If astronomical observations are going on then this alarm is communicated to the backend system so that the data can be flagged. The servo system may report additional information, for e.g. Motor currents high, etc. These should be reported in the CMS GUI. CMS could optionally try to release brakes a few times to try and clear the alarm. If unable to do so, then observations should stop.</text:p>
          </table:table-cell>
          <table:table-cell table:number-columns-repeated="250"/>
        </table:table-row>
        <table:table-row table:style-name="ro3">
          <table:table-cell office:value-type="float" office:value="2">
            <text:p>2</text:p>
          </table:table-cell>
          <table:table-cell office:value-type="string">
            <text:p>Azimuth Brakes</text:p>
          </table:table-cell>
          <table:table-cell office:value-type="string">
            <text:p>Servo system has applied azimuth drive brakes</text:p>
          </table:table-cell>
          <table:table-cell office:value-type="string">
            <text:p>Critical</text:p>
          </table:table-cell>
          <table:table-cell office:value-type="string">
            <text:p>This alarm occurs when the servo system detects some problem in the elevation drive system. </text:p>
          </table:table-cell>
          <table:table-cell office:value-type="string">
            <text:p>Alarm is raised by CMS. If astronomical observations are going on then this alarm is communicated to the backend system so that the data can be flagged.The servo system may report additional information, for e.g. Motor currents high, etc. These should be reported in the CMS GUI. CMS could optionally try to release brakes a few times to try and clear the alarm. If unable to do so, then observations should stop.</text:p>
          </table:table-cell>
          <table:table-cell table:number-columns-repeated="250"/>
        </table:table-row>
        <table:table-row table:style-name="ro3">
          <table:table-cell office:value-type="float" office:value="3">
            <text:p>3</text:p>
          </table:table-cell>
          <table:table-cell office:value-type="string">
            <text:p>TimeOut</text:p>
          </table:table-cell>
          <table:table-cell office:value-type="string">
            <text:p>Servo system gives time out when probed for heartbeat</text:p>
          </table:table-cell>
          <table:table-cell office:value-type="string">
            <text:p>Critical</text:p>
          </table:table-cell>
          <table:table-cell office:value-type="string">
            <text:p>This alarm occurs when the communication to the servo system is down. </text:p>
          </table:table-cell>
          <table:table-cell office:value-type="string">
            <text:p>Alarm is raised by CMS. If there is astronomical observations going on, then this alarm is communcated to the backed system so that the data can be flagged. There could be additional information, for e.g. Communication is not possible between CMS and <text:s/>the wrapper, or communication is not possible between the wrapper and the subsystem. This is to be reported in the CMS GUI.</text:p>
          </table:table-cell>
          <table:table-cell table:number-columns-repeated="250"/>
        </table:table-row>
        <table:table-row table:style-name="ro4">
          <table:table-cell office:value-type="float" office:value="4">
            <text:p>4</text:p>
          </table:table-cell>
          <table:table-cell office:value-type="string">
            <text:p>NoInit</text:p>
          </table:table-cell>
          <table:table-cell office:value-type="string">
            <text:p>Servo system has not been initalized </text:p>
          </table:table-cell>
          <table:table-cell office:value-type="string">
            <text:p>Critical</text:p>
          </table:table-cell>
          <table:table-cell office:value-type="string">
            <text:p>This alarm occurs when the servo system has not been intialized.</text:p>
          </table:table-cell>
          <table:table-cell office:value-type="string">
            <text:p>This <text:s/>is likely to occur only at the time of starting of the CMS. The CMS could optionally try to initialize the system a few times. </text:p>
          </table:table-cell>
          <table:table-cell table:number-columns-repeated="250"/>
        </table:table-row>
        <table:table-row table:style-name="ro4">
          <table:table-cell office:value-type="float" office:value="5">
            <text:p>5</text:p>
          </table:table-cell>
          <table:table-cell office:value-type="string">
            <text:p>HighWind</text:p>
          </table:table-cell>
          <table:table-cell office:value-type="string">
            <text:p>The servo system has detected high wind </text:p>
          </table:table-cell>
          <table:table-cell office:value-type="string">
            <text:p>Critical</text:p>
          </table:table-cell>
          <table:table-cell office:value-type="string">
            <text:p>The servo system has detected high winds and parks the antenna.</text:p>
          </table:table-cell>
          <table:table-cell office:value-type="string">
            <text:p>The CMS should raise an alarm and also send this on to the backend system so that astronomical data acquisition can be stopped.</text:p>
          </table:table-cell>
          <table:table-cell table:number-columns-repeated="250"/>
        </table:table-row>
        <table:table-row table:style-name="ro5">
          <table:table-cell office:value-type="float" office:value="6">
            <text:p>6</text:p>
          </table:table-cell>
          <table:table-cell office:value-type="string">
            <text:p>AzLim1</text:p>
          </table:table-cell>
          <table:table-cell office:value-type="string">
            <text:p>The antenna has crossed the permissible lower azimuth limit</text:p>
          </table:table-cell>
          <table:table-cell office:value-type="string">
            <text:p>Critical</text:p>
          </table:table-cell>
          <table:table-cell office:value-type="string">
            <text:p>The antenna has crossed the permissible lower azimuth <text:s/>limit. This generally happens when some inertia in the antenna movement takes it beyond the limit.</text:p>
          </table:table-cell>
          <table:table-cell office:value-type="string">
            <text:p>The CMS should raise an alarm and send this alarm to the backend so that data acquisition will stop. The alarm will have to be cleared manually. </text:p>
          </table:table-cell>
          <table:table-cell table:number-columns-repeated="250"/>
        </table:table-row>
        <table:table-row table:style-name="ro5">
          <table:table-cell office:value-type="float" office:value="7">
            <text:p>7</text:p>
          </table:table-cell>
          <table:table-cell office:value-type="string">
            <text:p>AzLim2</text:p>
          </table:table-cell>
          <table:table-cell office:value-type="string">
            <text:p>The antenna has crossed the permissible upper azimuth limit</text:p>
          </table:table-cell>
          <table:table-cell office:value-type="string">
            <text:p>Critical</text:p>
          </table:table-cell>
          <table:table-cell office:value-type="string">
            <text:p>The antenna has crossed the permissible upper azimuth <text:s/>limit. This generally happens when some inertia in the antenna movement takes it beyond the limit.</text:p>
          </table:table-cell>
          <table:table-cell office:value-type="string">
            <text:p>The CMS should raise an alarm and send this alarm to the backend so that data acquisition will stop. The alarm will have to be cleared manually. </text:p>
          </table:table-cell>
          <table:table-cell table:number-columns-repeated="250"/>
        </table:table-row>
        <table:table-row table:style-name="ro5">
          <table:table-cell office:value-type="float" office:value="8">
            <text:p>8</text:p>
          </table:table-cell>
          <table:table-cell office:value-type="string">
            <text:p>ElLim1</text:p>
          </table:table-cell>
          <table:table-cell office:value-type="string">
            <text:p>The antenna has crossed the permissible lower elevation <text:s/>limit</text:p>
          </table:table-cell>
          <table:table-cell office:value-type="string">
            <text:p>Critical</text:p>
          </table:table-cell>
          <table:table-cell office:value-type="string">
            <text:p>The antenna has crossed the permissible lower elevation <text:s/>limit. This generally happens when some inertia in the antenna movement takes it beyond the limit.</text:p>
          </table:table-cell>
          <table:table-cell office:value-type="string">
            <text:p>The CMS should raise an alarm and send this alarm to the backend so that data acquisition will stop. The alarm will have to be cleared manually. </text:p>
          </table:table-cell>
          <table:table-cell table:number-columns-repeated="250"/>
        </table:table-row>
        <table:table-row table:style-name="ro5">
          <table:table-cell office:value-type="float" office:value="9">
            <text:p>9</text:p>
          </table:table-cell>
          <table:table-cell office:value-type="string">
            <text:p>ElLim2</text:p>
          </table:table-cell>
          <table:table-cell office:value-type="string">
            <text:p>The antenna has crossed the permissible upper elevation limit</text:p>
          </table:table-cell>
          <table:table-cell office:value-type="string">
            <text:p>Critical</text:p>
          </table:table-cell>
          <table:table-cell office:value-type="string">
            <text:p>The antenna has crossed the permissible upper <text:s/>elevation <text:s/>limit. This generally happens when some inertia in the antenna movement takes it beyond the limit.</text:p>
          </table:table-cell>
          <table:table-cell office:value-type="string">
            <text:p>The CMS should raise an alarm and send this alarm to the backend so that data acquisition will stop. The alarm will have to be cleared manually. </text:p>
          </table:table-cell>
          <table:table-cell table:number-columns-repeated="250"/>
        </table:table-row>
        <table:table-row table:style-name="ro5">
          <table:table-cell office:value-type="float" office:value="10">
            <text:p>10</text:p>
          </table:table-cell>
          <table:table-cell office:value-type="string">
            <text:p>TimeError</text:p>
          </table:table-cell>
          <table:table-cell office:value-type="string">
            <text:p>Servo ABC time not matching</text:p>
          </table:table-cell>
          <table:table-cell office:value-type="string">
            <text:p>Critical</text:p>
          </table:table-cell>
          <table:table-cell office:value-type="string">
            <text:p>The servo ABC time differs from the reference (CMS) time by more than a permissible amount. This will cause the antenna tracking to go wrong and is a critical error.</text:p>
          </table:table-cell>
          <table:table-cell office:value-type="string">
            <text:p>The CMS should raise and alarm and also send it to the backend so that data acquisition will stop. The alarm will have to be cleared manually.</text:p>
          </table:table-cell>
          <table:table-cell table:number-columns-repeated="250"/>
        </table:table-row>
        <table:table-row table:style-name="ro5">
          <table:table-cell office:value-type="float" office:value="11">
            <text:p>11</text:p>
          </table:table-cell>
          <table:table-cell office:value-type="string">
            <text:p>PositionError</text:p>
          </table:table-cell>
          <table:table-cell office:value-type="string">
            <text:p>Servo position does not match commanded position</text:p>
          </table:table-cell>
          <table:table-cell office:value-type="string">
            <text:p>Critical</text:p>
          </table:table-cell>
          <table:table-cell office:value-type="string">
            <text:p>The position of the antenna as indicated by the encoders does not match the commanded position given to the Servo System.</text:p>
          </table:table-cell>
          <table:table-cell office:value-type="string">
            <text:p>The CMS should raise and alarm and also send it to the backend so that data can be flagged. The CMS could try giving the latest commanded position a few times, and if this flag clears the flagging of astronomical data will stop.</text:p>
          </table:table-cell>
          <table:table-cell table:number-columns-repeated="250"/>
        </table:table-row>
        <table:table-row table:style-name="ro6">
          <table:table-cell office:value-type="float" office:value="12">
            <text:p>12</text:p>
          </table:table-cell>
          <table:table-cell office:value-type="string">
            <text:p>MotorCurrentHigh</text:p>
          </table:table-cell>
          <table:table-cell office:value-type="string">
            <text:p>Servo Motor current is high</text:p>
          </table:table-cell>
          <table:table-cell office:value-type="string">
            <text:p>Warning</text:p>
          </table:table-cell>
          <table:table-cell office:value-type="string">
            <text:p>One of the servo motors is drawing too much current. Ususally happends when there is a problem of some sort, e.g. Wind is going high, gear box has a problem etc.</text:p>
          </table:table-cell>
          <table:table-cell office:value-type="string">
            <text:p>The CMS raises a warning in the GUI. If the current reaches critical values the servo subsystem will itself apply brakes and thus generate a critical alarm. There are 3 motors altogeher and the CMS should be aware which one has the overcurrent.</text:p>
          </table:table-cell>
          <table:table-cell table:number-columns-repeated="250"/>
        </table:table-row>
        <table:table-row table:style-name="ro6">
          <table:table-cell office:value-type="float" office:value="13">
            <text:p>13</text:p>
          </table:table-cell>
          <table:table-cell office:value-type="string">
            <text:p>MotorTempHigh</text:p>
          </table:table-cell>
          <table:table-cell office:value-type="string">
            <text:p>Servo Motor Temperature is outside limits</text:p>
          </table:table-cell>
          <table:table-cell office:value-type="string">
            <text:p>Warning</text:p>
          </table:table-cell>
          <table:table-cell office:value-type="string">
            <text:p><text:s/>One of the servo motors has overheated. </text:p>
          </table:table-cell>
          <table:table-cell office:value-type="string">
            <text:p>The CMS raises a warning in the GUI. If the current reaches critical values the servo subsystem will itself apply brakes and thus generate a critical alarm. There are 3 motors altogeher and the CMS should be aware which one has overheated.</text:p>
          </table:table-cell>
          <table:table-cell table:number-columns-repeated="250"/>
        </table:table-row>
        <table:table-row table:style-name="ro4">
          <table:table-cell office:value-type="float" office:value="14">
            <text:p>14</text:p>
          </table:table-cell>
          <table:table-cell office:value-type="string">
            <text:p>EncodeJumps</text:p>
          </table:table-cell>
          <table:table-cell office:value-type="string">
            <text:p>The encoder is producing jumps</text:p>
          </table:table-cell>
          <table:table-cell office:value-type="string">
            <text:p>Warning</text:p>
          </table:table-cell>
          <table:table-cell office:value-type="string">
            <text:p>One of the servo encoders output is jumping from one value to another instead of changing smoothly. </text:p>
          </table:table-cell>
          <table:table-cell office:value-type="string">
            <text:p>This is really an informational to the servo engineers so that they can go and try and rectify the problem. The CMS need not take any action.</text:p>
          </table:table-cell>
          <table:table-cell table:number-columns-repeated="250"/>
        </table:table-row>
        <table:table-row table:style-name="ro7" table:number-rows-repeated="65519">
          <table:table-cell table:number-columns-repeated="256"/>
        </table:table-row>
        <table:table-row table:style-name="ro7">
          <table:table-cell table:number-columns-repeated="256"/>
        </table:table-row>
      </table:table>
      <table:table table:name="SIGCON " table:style-name="ta1" table:print="false">
        <office:forms form:automatic-focus="false" form:apply-design-mode="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4" table:number-columns-repeated="250" table:default-cell-style-name="ce1"/>
        <table:table-row table:style-name="ro7">
          <table:table-cell table:number-columns-repeated="256"/>
        </table:table-row>
        <table:table-row table:style-name="ro2">
          <table:table-cell table:style-name="ce2" office:value-type="string">
            <text:p><text:s text:c="3"/>#</text:p>
          </table:table-cell>
          <table:table-cell table:style-name="ce2" office:value-type="string">
            <text:p>ALARM NAME</text:p>
          </table:table-cell>
          <table:table-cell table:style-name="ce2" office:value-type="string">
            <text:p>DESCRIPTION</text:p>
          </table:table-cell>
          <table:table-cell table:style-name="ce2" office:value-type="string">
            <text:p>LEVEL</text:p>
          </table:table-cell>
          <table:table-cell table:style-name="ce9" office:value-type="string">
            <text:p>SCENARIO DURING THE ALARM OCCURRENCE</text:p>
          </table:table-cell>
          <table:table-cell table:style-name="ce2" office:value-type="string">
            <text:p>ACTION TO BE TAKEN BY CMS</text:p>
          </table:table-cell>
          <table:table-cell table:style-name="ce2" table:number-columns-repeated="250"/>
        </table:table-row>
        <table:table-row table:style-name="ro4">
          <table:table-cell office:value-type="float" office:value="1">
            <text:p>1</text:p>
          </table:table-cell>
          <table:table-cell office:value-type="string">
            <text:p>OLI (overall lock indicator)</text:p>
          </table:table-cell>
          <table:table-cell office:value-type="string">
            <text:p>OLI shows the status of the functioning of the Local oscillator system (normal/malfunctioning) </text:p>
          </table:table-cell>
          <table:table-cell office:value-type="string">
            <text:p>Critical</text:p>
          </table:table-cell>
          <table:table-cell office:value-type="string">
            <text:p>During Antenna Tune receiver settings, this alarm can raise if the Local Oscillator settings (LO) not set successfully.</text:p>
          </table:table-cell>
          <table:table-cell office:value-type="string">
            <text:p>(i) TRY SET LO(X1,X2) OR (ii) RESET SIGCON module</text:p>
          </table:table-cell>
          <table:table-cell table:number-columns-repeated="250"/>
        </table:table-row>
        <table:table-row table:style-name="ro4">
          <table:table-cell office:value-type="float" office:value="2">
            <text:p>2</text:p>
          </table:table-cell>
          <table:table-cell office:value-type="string">
            <text:p>ALI-CV( Control voltage of lock indicator)</text:p>
          </table:table-cell>
          <table:table-cell office:value-type="string">
            <text:p>Monitor the lock control voltage</text:p>
          </table:table-cell>
          <table:table-cell office:value-type="string">
            <text:p>Warning</text:p>
          </table:table-cell>
          <table:table-cell office:value-type="string">
            <text:p>The ALI-CV is one of the prime diagnostic monitoring point which indicates the status of the LO system.</text:p>
          </table:table-cell>
          <table:table-cell office:value-type="string">
            <text:p>Noticeable on the LO Monitoring window.</text:p>
          </table:table-cell>
          <table:table-cell table:number-columns-repeated="250"/>
        </table:table-row>
        <table:table-row table:style-name="ro8">
          <table:table-cell office:value-type="float" office:value="3">
            <text:p>3</text:p>
          </table:table-cell>
          <table:table-cell office:value-type="string">
            <text:p>POWER SUPPLY</text:p>
          </table:table-cell>
          <table:table-cell office:value-type="string">
            <text:p>Status of Power supply, to check whether Power Suppy malfunctioing.</text:p>
          </table:table-cell>
          <table:table-cell office:value-type="string">
            <text:p>Warning</text:p>
          </table:table-cell>
          <table:table-cell office:value-type="string">
            <text:p>Check individial power/voltage monitoring points of the power supply within the ranges or not.</text:p>
          </table:table-cell>
          <table:table-cell office:value-type="string">
            <text:p>Noticeable on the LO Monitoring window.</text:p>
          </table:table-cell>
          <table:table-cell table:number-columns-repeated="250"/>
        </table:table-row>
        <table:table-row table:style-name="ro4">
          <table:table-cell office:value-type="float" office:value="4">
            <text:p>4</text:p>
          </table:table-cell>
          <table:table-cell office:value-type="string">
            <text:p>GPS </text:p>
          </table:table-cell>
          <table:table-cell office:value-type="string">
            <text:p>GPS Unit locking is required for the Local oscillator and Back-end normal functioning </text:p>
          </table:table-cell>
          <table:table-cell office:value-type="string">
            <text:p>Critical</text:p>
          </table:table-cell>
          <table:table-cell office:value-type="string">
            <text:p>For normal operation of the LO system, GPS unit locking is required.</text:p>
          </table:table-cell>
          <table:table-cell office:value-type="string">
            <text:p>Alarm need to raise in GUI as well as log into the Logfile.Noticeable on the LO monitoring window.<text:span text:style-name="T1">If </text:span><text:span text:style-name="T1">observing session is running, STOP the observation</text:span>.</text:p>
          </table:table-cell>
          <table:table-cell table:number-columns-repeated="250"/>
        </table:table-row>
        <table:table-row table:style-name="ro5">
          <table:table-cell table:style-name="ce6" office:value-type="float" office:value="5">
            <text:p>5</text:p>
          </table:table-cell>
          <table:table-cell table:style-name="ce6" office:value-type="string">
            <text:p>LO UNSET</text:p>
          </table:table-cell>
          <table:table-cell table:style-name="ce6" office:value-type="string">
            <text:p>The Local Oscillator system has not set the desired LO specified by the user</text:p>
          </table:table-cell>
          <table:table-cell table:style-name="ce6" office:value-type="string">
            <text:p>Critical</text:p>
          </table:table-cell>
          <table:table-cell table:style-name="ce6" office:value-type="string">
            <text:p>This need to downconvert the RF signal for the observation. If this is not set, the radio astronomical signal received by the antenna are not correct.</text:p>
          </table:table-cell>
          <table:table-cell table:style-name="ce6" office:value-type="string">
            <text:p>(i) TRY SET LO(X1,X2) OR (ii) RESET SIGCON module, Noiticeable on the LO monitoring window. <text:span text:style-name="T1">Give the </text:span><text:span text:style-name="T1">warning to the user, and then start for the observing </text:span><text:span text:style-name="T1">session.</text:span></text:p>
          </table:table-cell>
          <table:table-cell table:number-columns-repeated="250"/>
        </table:table-row>
        <table:table-row table:style-name="ro7">
          <table:table-cell table:style-name="ce7" office:value-type="string">
            <text:p>NOTE : Refer the Tune Receiver UI specification document (January 7th, 2011) provided by the NCRA for the details.</text:p>
          </table:table-cell>
          <table:table-cell table:style-name="ce8" table:number-columns-repeated="255"/>
        </table:table-row>
        <table:table-row table:style-name="ro7" table:number-rows-repeated="65527">
          <table:table-cell table:number-columns-repeated="256"/>
        </table:table-row>
        <table:table-row table:style-name="ro7">
          <table:table-cell table:number-columns-repeated="256"/>
        </table:table-row>
      </table:table>
      <table:table table:name="RF-FE" table:style-name="ta1" table:print="false">
        <office:forms form:automatic-focus="false" form:apply-design-mode="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4" table:number-columns-repeated="250" table:default-cell-style-name="ce1"/>
        <table:table-row table:style-name="ro7">
          <table:table-cell table:number-columns-repeated="256"/>
        </table:table-row>
        <table:table-row table:style-name="ro2">
          <table:table-cell table:style-name="ce2" office:value-type="string">
            <text:p><text:s text:c="3"/>#</text:p>
          </table:table-cell>
          <table:table-cell table:style-name="ce2" office:value-type="string">
            <text:p>ALARM NAME</text:p>
          </table:table-cell>
          <table:table-cell table:style-name="ce2" office:value-type="string">
            <text:p>DESCRIPTION</text:p>
          </table:table-cell>
          <table:table-cell table:style-name="ce2" office:value-type="string">
            <text:p>LEVEL</text:p>
          </table:table-cell>
          <table:table-cell table:style-name="ce9" office:value-type="string">
            <text:p>SCENARIO DURING THE ALARM OCCURRENCE</text:p>
          </table:table-cell>
          <table:table-cell table:style-name="ce2" office:value-type="string">
            <text:p>ACTION TO BE TAKEN BY CMS</text:p>
          </table:table-cell>
          <table:table-cell table:style-name="ce2" table:number-columns-repeated="250"/>
        </table:table-row>
        <table:table-row table:style-name="ro8">
          <table:table-cell office:value-type="float" office:value="1">
            <text:p>1</text:p>
          </table:table-cell>
          <table:table-cell office:value-type="string">
            <text:p>CB Temperature</text:p>
          </table:table-cell>
          <table:table-cell office:value-type="string">
            <text:p>Common-box temperature of the Front-End</text:p>
          </table:table-cell>
          <table:table-cell office:value-type="string">
            <text:p>Critical</text:p>
          </table:table-cell>
          <table:table-cell office:value-type="string">
            <text:p>Value will be provided in degree centigrade LOW/HIGH/OK</text:p>
          </table:table-cell>
          <table:table-cell office:value-type="string">
            <text:p>Switch OFF front-end unit,<text:span text:style-name="T1"> stop the observing session</text:span>.</text:p>
          </table:table-cell>
          <table:table-cell table:number-columns-repeated="250"/>
        </table:table-row>
        <table:table-row table:style-name="ro4">
          <table:table-cell office:value-type="float" office:value="2">
            <text:p>2</text:p>
          </table:table-cell>
          <table:table-cell office:value-type="string">
            <text:p>OPTTRANS Pow Supply</text:p>
          </table:table-cell>
          <table:table-cell office:value-type="string">
            <text:p>Three power monitoring voltages for the Optical Transmitter Power supply unit</text:p>
          </table:table-cell>
          <table:table-cell office:value-type="string">
            <text:p>Critical</text:p>
          </table:table-cell>
          <table:table-cell office:value-type="string">
            <text:p>If Pow Supply units monitoring voltages exceed the given range of voltages, performance of unit is assumed to be malfunctioning</text:p>
          </table:table-cell>
          <table:table-cell office:value-type="string">
            <text:p>Noticeable on the RF-FE monitoring window, flag to be raised UNDER/OVER/OK, if not OK raise alarm flag.</text:p>
          </table:table-cell>
          <table:table-cell table:number-columns-repeated="250"/>
        </table:table-row>
        <table:table-row table:style-name="ro4">
          <table:table-cell office:value-type="float" office:value="3">
            <text:p>3</text:p>
          </table:table-cell>
          <table:table-cell office:value-type="string">
            <text:p>OPTTRANS Power</text:p>
          </table:table-cell>
          <table:table-cell office:value-type="string">
            <text:p>Optical Transmitter power will be in units of dB.</text:p>
          </table:table-cell>
          <table:table-cell office:value-type="string">
            <text:p>Crtical</text:p>
          </table:table-cell>
          <table:table-cell office:value-type="string">
            <text:p>If this unit is not showing power level within a specified range, SIGTRANS unit <text:s/>is assumed to be malfunctioning</text:p>
          </table:table-cell>
          <table:table-cell office:value-type="string">
            <text:p>Noticeable on the RF-FE monitoring window, flag to be raised UNDER/OVER, if not OK raise alarm flag.</text:p>
          </table:table-cell>
          <table:table-cell table:number-columns-repeated="250"/>
        </table:table-row>
        <table:table-row table:style-name="ro9">
          <table:table-cell office:value-type="float" office:value="4">
            <text:p>4</text:p>
          </table:table-cell>
          <table:table-cell office:value-type="string">
            <text:p>Laser Temperature</text:p>
          </table:table-cell>
          <table:table-cell office:value-type="string">
            <text:p>Laser temperature of the Optical Transmitter unit</text:p>
          </table:table-cell>
          <table:table-cell office:value-type="string">
            <text:p>Critical</text:p>
          </table:table-cell>
          <table:table-cell office:value-type="string">
            <text:p>If the temperature is LOW/HIGH, the SigTrans unit assumed to be malfunctioning</text:p>
          </table:table-cell>
          <table:table-cell office:value-type="string">
            <text:p>Noticeable on the RF-FE monitoring window, flag to be raised LOW/HIGH, if not OK raise alarm flag.</text:p>
          </table:table-cell>
          <table:table-cell table:number-columns-repeated="250"/>
        </table:table-row>
        <table:table-row table:style-name="ro10">
          <table:table-cell table:style-name="ce10" office:value-type="string">
            <text:p>NOTE : Refer the Tune Receiver UI specification document (January 7th, 2011) provided by the NCRA for the details.</text:p>
          </table:table-cell>
          <table:table-cell table:style-name="Default" table:number-columns-repeated="5"/>
          <table:table-cell table:number-columns-repeated="250"/>
        </table:table-row>
        <table:table-row table:style-name="ro10" table:number-rows-repeated="2">
          <table:table-cell table:number-columns-repeated="5"/>
          <table:table-cell table:style-name="Default"/>
          <table:table-cell table:number-columns-repeated="250"/>
        </table:table-row>
        <table:table-row table:style-name="ro10" table:number-rows-repeated="65526">
          <table:table-cell table:number-columns-repeated="256"/>
        </table:table-row>
        <table:table-row table:style-name="ro10">
          <table:table-cell table:number-columns-repeated="256"/>
        </table:table-row>
      </table:table>
      <table:table table:name="SENTINEL" table:style-name="ta1" table:print="false">
        <office:forms form:automatic-focus="false" form:apply-design-mode="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4" table:number-columns-repeated="250" table:default-cell-style-name="ce1"/>
        <table:table-row table:style-name="ro7">
          <table:table-cell table:number-columns-repeated="256"/>
        </table:table-row>
        <table:table-row table:style-name="ro2">
          <table:table-cell table:style-name="ce2" office:value-type="string">
            <text:p><text:s text:c="3"/>#</text:p>
          </table:table-cell>
          <table:table-cell table:style-name="ce2" office:value-type="string">
            <text:p>ALARM NAME</text:p>
          </table:table-cell>
          <table:table-cell table:style-name="ce2" office:value-type="string">
            <text:p>DESCRIPTION</text:p>
          </table:table-cell>
          <table:table-cell table:style-name="ce2" office:value-type="string">
            <text:p>LEVEL</text:p>
          </table:table-cell>
          <table:table-cell table:style-name="ce9" office:value-type="string">
            <text:p>SCENARIO DURING THE ALARM OCCURRENCE</text:p>
          </table:table-cell>
          <table:table-cell table:style-name="ce2" office:value-type="string">
            <text:p>ACTION TO BE TAKEN BY CMS</text:p>
          </table:table-cell>
          <table:table-cell table:style-name="ce2" table:number-columns-repeated="250"/>
        </table:table-row>
        <table:table-row table:style-name="ro4">
          <table:table-cell office:value-type="float" office:value="1">
            <text:p>1</text:p>
          </table:table-cell>
          <table:table-cell office:value-type="string">
            <text:p>Antenna Shell Temp</text:p>
          </table:table-cell>
          <table:table-cell office:value-type="string">
            <text:p>Temperature at the antenna shell high</text:p>
          </table:table-cell>
          <table:table-cell office:value-type="string">
            <text:p>CRITICAL</text:p>
          </table:table-cell>
          <table:table-cell office:value-type="string">
            <text:p>On failure of the air conditioner, temperature at the antenna shell can rise.</text:p>
          </table:table-cell>
          <table:table-cell office:value-type="string">
            <text:p>Alarm need to be raised at the main GUI level. Stop the observation if the systems at the antenna base switched OFF.</text:p>
          </table:table-cell>
          <table:table-cell table:number-columns-repeated="250"/>
        </table:table-row>
        <table:table-row table:style-name="ro7" table:number-rows-repeated="2">
          <table:table-cell table:number-columns-repeated="256"/>
        </table:table-row>
        <table:table-row table:style-name="ro9">
          <table:table-cell table:number-columns-repeated="256"/>
        </table:table-row>
        <table:table-row table:style-name="ro10" table:number-rows-repeated="65529">
          <table:table-cell table:number-columns-repeated="256"/>
        </table:table-row>
        <table:table-row table:style-name="ro10">
          <table:table-cell table:number-columns-repeated="256"/>
        </table:table-row>
      </table:table>
      <table:table table:name="DIGITAL BACKEND" table:style-name="ta1" table:print="false">
        <office:forms form:automatic-focus="false" form:apply-design-mode="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4" table:number-columns-repeated="250" table:default-cell-style-name="ce1"/>
        <table:table-row table:style-name="ro7">
          <table:table-cell table:number-columns-repeated="256"/>
        </table:table-row>
        <table:table-row table:style-name="ro2">
          <table:table-cell table:style-name="ce2" office:value-type="string">
            <text:p><text:s text:c="3"/>#</text:p>
          </table:table-cell>
          <table:table-cell table:style-name="ce2" office:value-type="string">
            <text:p>ALARM NAME</text:p>
          </table:table-cell>
          <table:table-cell table:style-name="ce2" office:value-type="string">
            <text:p>DESCRIPTION</text:p>
          </table:table-cell>
          <table:table-cell table:style-name="ce2" office:value-type="string">
            <text:p>LEVEL</text:p>
          </table:table-cell>
          <table:table-cell table:style-name="ce9" office:value-type="string">
            <text:p>SCENARIO DURING THE ALARM OCCURRENCE</text:p>
          </table:table-cell>
          <table:table-cell table:style-name="ce2" office:value-type="string">
            <text:p>ACTION TO BE TAKEN BY CMS</text:p>
          </table:table-cell>
          <table:table-cell table:style-name="ce2" table:number-columns-repeated="250"/>
        </table:table-row>
        <table:table-row table:style-name="ro7" table:number-rows-repeated="2">
          <table:table-cell table:style-name="Default" table:number-columns-repeated="6"/>
          <table:table-cell table:number-columns-repeated="250"/>
        </table:table-row>
        <table:table-row table:style-name="ro7">
          <table:table-cell table:style-name="Default" office:value-type="string">
            <text:p>NOTE : GPS UNIT LOCK/UNLOCK as mentioned in SIGCON Sheet, other than this alarm other alarms yet to be decide.</text:p>
          </table:table-cell>
          <table:table-cell table:style-name="Default" table:number-columns-repeated="5"/>
          <table:table-cell table:number-columns-repeated="250"/>
        </table:table-row>
        <table:table-row table:style-name="ro9">
          <table:table-cell table:style-name="Default" table:number-columns-repeated="6"/>
          <table:table-cell table:number-columns-repeated="250"/>
        </table:table-row>
        <table:table-row table:style-name="ro10">
          <table:table-cell table:style-name="Default" table:number-columns-repeated="6"/>
          <table:table-cell table:number-columns-repeated="250"/>
        </table:table-row>
        <table:table-row table:style-name="ro10" table:number-rows-repeated="2">
          <table:table-cell table:number-columns-repeated="5"/>
          <table:table-cell table:style-name="Default"/>
          <table:table-cell table:number-columns-repeated="250"/>
        </table:table-row>
        <table:table-row table:style-name="ro10" table:number-rows-repeated="65526">
          <table:table-cell table:number-columns-repeated="256"/>
        </table:table-row>
        <table:table-row table:style-name="ro10">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55"/>
      <style:paragraph-properties style:tab-stop-distance="0.5in"/>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1-06-08">06/08/2011</text:date>, <text:time>12:50: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Jayaram Chengalur</meta:initial-creator>
    <meta:creation-date>2011-02-18T10:51:57</meta:creation-date>
    <dc:date>2011-06-08T12:50:39</dc:date>
    <meta:editing-cycles>31</meta:editing-cycles>
    <meta:editing-duration>PT6H39M39S</meta:editing-duration>
    <meta:user-defined meta:name="Info 1"/>
    <meta:user-defined meta:name="Info 2"/>
    <meta:user-defined meta:name="Info 3"/>
    <meta:user-defined meta:name="Info 4"/>
    <meta:document-statistic meta:table-count="5" meta:cell-count="177"/>
  </office:meta>
</office:document-meta>
</file>